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20pt" style:font-size-asian="26pt" style:font-size-complex="26pt"/>
    </style:style>
    <style:style style:name="P11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style:font-name-asian="Calibri3" style:font-name-complex="Calibri3"/>
    </style:style>
    <style:style style:name="T1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3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5" style:family="text">
      <style:text-properties fo:font-size="32pt" fo:font-style="italic" style:font-size-asian="44pt" style:font-style-asian="italic" style:font-size-complex="44pt" style:font-style-complex="italic"/>
    </style:style>
    <style:style style:name="T26" style:family="text">
      <style:text-properties fo:font-size="32pt" fo:font-style="normal" style:font-size-asian="44pt" style:font-style-asian="normal" style:font-size-complex="44pt" style:font-style-complex="normal"/>
    </style:style>
    <style:style style:name="T27" style:family="text">
      <style:text-properties fo:font-size="20pt" style:font-size-asian="26pt" style:font-size-complex="26pt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26pt" style:font-size-asian="36pt" style:font-size-complex="36pt"/>
    </style:style>
    <style:style style:name="T3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layer="layout" svg:width="25.199cm" svg:height="12.943cm" svg:x="1.4cm" svg:y="4.533cm" presentation:class="subtitle" presentation:user-transformed="true">
          <draw:text-box>
            <text:p>Von entscheidender Bedeutung für die Auswertung des Prinzips ist die <text:span text:style-name="T12">Variationsvorschrift</text:span>: Die Variation des Wirkungsfunktionals <text:span text:style-name="T4">S</text:span> erfolgt durch Variation des Bahnstücks zwischen den festen Endkonfigurationen <text:span text:style-name="T13">q</text:span><text:span text:style-name="T14">a</text:span> = <text:span text:style-name="T15">q</text:span>(<text:span text:style-name="T4">t</text:span><text:span text:style-name="T14">1</text:span>) und <text:span text:style-name="T15">q</text:span><text:span text:style-name="T14">e</text:span> = <text:span text:style-name="T13">q</text:span>(<text:span text:style-name="T4">t</text:span><text:span text:style-name="T14">2</text:span>). Die Bahnpunkte gehen durch virtuelleVerrückungen δ<text:span text:style-name="T4">q</text:span> auseinander hervor, die stets bei festgehaltener Zeit (δ<text:span text:style-name="T4">t</text:span> = 0) durchgeführt werden und deshalb nicht mit tatsächlichen Verrückungen d<text:span text:style-name="T13">q</text:span> identisch zu sein brauchen. Die Auswertung des Hamilton’schen Prinzips erfolgt über eine <text:span text:style-name="T4">Parameterdarstellung</text:span> der Konkurrenzbahnen:</text:p>
            <text:p><text:span text:style-name="T4">q</text:span><text:span text:style-name="T5">j</text:span><text:span text:style-name="T16">α</text:span><text:span text:style-name="T17">(</text:span><text:span text:style-name="T18">t</text:span><text:span text:style-name="T17">) = </text:span><text:span text:style-name="T18">q</text:span><text:span text:style-name="T19">j</text:span><text:span text:style-name="T17">(</text:span><text:span text:style-name="T18">t</text:span><text:span text:style-name="T17">) + </text:span><text:span text:style-name="T20">γ</text:span><text:span text:style-name="T19">j</text:span><text:span text:style-name="T16">α</text:span><text:span text:style-name="T17">(</text:span><text:span text:style-name="T18">t</text:span><text:span text:style-name="T17">) ,</text:span><text:span text:style-name="T17"><text:tab/></text:span><text:span text:style-name="T17"><text:tab/></text:span><text:span text:style-name="T17">j = 1,2,...,S</text:span></text:p>
            <text:p><text:span text:style-name="T18">q</text:span><text:span text:style-name="T19">j</text:span><text:span text:style-name="T17">(</text:span><text:span text:style-name="T18">t</text:span><text:span text:style-name="T17">) ist die tatsächliche Bahn und </text:span><text:span text:style-name="T20">γ</text:span><text:span text:style-name="T19">j</text:span><text:span text:style-name="T16">α</text:span><text:span text:style-name="T17">(</text:span><text:span text:style-name="T18">t</text:span><text:span text:style-name="T17">) eine hinreichend oft differenzierbare Funktion m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/>
            <text:p/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13.963cm" svg:height="2.678cm" svg:x="7.018cm" svg:y="8.06cm">
          <text:p/>
          <draw:object xlink:href="../Modifiziertes%20Hamilton'sches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6.395cm" svg:height="1.139cm" svg:x="10.802cm" svg:y="14.63cm">
          <text:p/>
          <draw:object xlink:href="../Phasenraum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13">q</text:span>,<text:span text:style-name="T4">t</text:span>)-Ebene müssen für <text:span text:style-name="T4">t</text:span><text:span text:style-name="T14">1</text:span> und <text:span text:style-name="T4">t</text:span><text:span text:style-name="T14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</draw:text-box>
        </draw:frame>
        <draw:frame draw:style-name="gr2" draw:text-style-name="P5" draw:layer="layout" svg:width="14.12cm" svg:height="1.168cm" svg:x="6.939cm" svg:y="8.015cm">
          <text:p/>
          <draw:object xlink:href="../Parameterdarstellung%20für%20Impulse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5" draw:layer="layout" svg:width="7.809cm" svg:height="1.168cm" svg:x="1.495cm" svg:y="12.115cm">
          <text:p/>
          <draw:object xlink:href="../Anmerkung%201%20zur%20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4.683cm" svg:height="1.168cm" svg:x="16.158cm" svg:y="12.115cm">
          <text:p/>
          <draw:object xlink:href="../Anmerkung%202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21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3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3">q</text:span>, <text:span text:style-name="T13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3">q</text:span>, <text:span text:style-name="T13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22">F</text:span><text:span text:style-name="T23"> </text:span><text:span text:style-name="T8">(</text:span><text:span text:style-name="T24">q</text:span><text:span text:style-name="T8">, </text:span><text:span text:style-name="T24">p</text:span><text:span text:style-name="T8">, </text:span><text:span text:style-name="T25">t</text:span><text:span text:style-name="T26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27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14">1</text:span>,...,<text:span text:style-name="T4">q</text:span><text:span text:style-name="T5">S</text:span> die generalisierten Impulse <text:span text:style-name="T28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1" draw:layer="layout" svg:width="25.199cm" svg:height="4.384cm" svg:x="1.4cm" svg:y="0.398cm" presentation:class="title" presentation:user-transformed="true">
          <draw:text-box>
            <text:p><text:span text:style-name="T29">Nennen Sie im Zusammenhang mit dem modifizierten Hamilton’schen Prinzip ein erstes Kriterium dafür, dass eine Phasentransformation (</text:span><text:span text:style-name="T30">q</text:span><text:span text:style-name="T29">, </text:span><text:span text:style-name="T30">p</text:span><text:span text:style-name="T29">) −→ (¯</text:span><text:span text:style-name="T30">q</text:span><text:span text:style-name="T29">, ¯</text:span><text:span text:style-name="T30">p</text:span><text:span text:style-name="T29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23:22:38.928000000</dc:date>
    <meta:document-statistic meta:object-count="348"/>
  </office:meta>
</office:document-meta>
</file>